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2.491cm" fo:margin-right="0cm" fo:text-indent="-0.635cm" style:auto-text-indent="false"/>
    </style:style>
    <style:style style:name="P3" style:family="paragraph" style:parent-style-name="Standard" style:list-style-name="L1">
      <style:paragraph-properties fo:margin-left="2.491cm" fo:margin-right="0cm" fo:text-indent="-0.635cm" style:auto-text-indent="false"/>
    </style:style>
    <style:style style:name="P4" style:family="paragraph" style:parent-style-name="Standard">
      <style:paragraph-properties fo:margin-left="1.245cm" fo:margin-right="0cm" fo:text-indent="-0.635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1.138cm" fo:margin-right="0cm" fo:text-indent="-0.635cm" style:auto-text-indent="false"/>
    </style:style>
    <style:style style:name="T1" style:family="text">
      <style:text-properties style:font-name="Courier New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ring our exhausting journey through the ever changing software industry we've each come across an amazing, confusing, ambiguous, and contradicting set of ASCII notational conventions. <text:s/></text:p>
      <text:p text:style-name="Standard"/>
      <text:p text:style-name="Standard">For example...</text:p>
      <text:p text:style-name="Standard"/>
      <text:list xml:id="list23525034" text:style-name="L1">
        <text:list-item>
          <text:p text:style-name="P1">Dots...<text:line-break/></text:p>
        </text:list-item>
        <text:list-item>
          <text:p text:style-name="P3">For dot notatation, like <text:s/><text:span text:style-name="T1">employee.name</text:span></text:p>
        </text:list-item>
        <text:list-item>
          <text:p text:style-name="P3">For file extensions like <text:s/><text:span text:style-name="T1">myfile.txt</text:span></text:p>
        </text:list-item>
        <text:list-item>
          <text:p text:style-name="P3">For relative directory indicators, like <text:span text:style-name="T1">.</text:span> and <text:s/><text:span text:style-name="T1">../src/</text:span></text:p>
        </text:list-item>
        <text:list-item>
          <text:p text:style-name="P3">For "datatype literal indication", like <text:span text:style-name="T1">1</text:span> and <text:span text:style-name="T1">1.</text:span> (<text:span text:style-name="T1">int</text:span> vs <text:span text:style-name="T1">float</text:span>)</text:p>
        </text:list-item>
        <text:list-item>
          <text:p text:style-name="P3">For "ending a sentence" (we tend not to do that a lot)</text:p>
        </text:list-item>
      </text:list>
      <text:p text:style-name="P2"/>
      <text:list xml:id="list25445372" text:continue-numbering="true" text:style-name="L1">
        <text:list-item>
          <text:p text:style-name="P1">Stars...<text:line-break/></text:p>
        </text:list-item>
        <text:list-item>
          <text:p text:style-name="P3">For pointer declaration, like <text:s/><text:span text:style-name="T1">char *x</text:span></text:p>
        </text:list-item>
        <text:list-item>
          <text:p text:style-name="P3">For pointer action, like <text:s/><text:span text:style-name="T1">*x = b;</text:span></text:p>
        </text:list-item>
        <text:list-item>
          <text:p text:style-name="P3">For wildcards, like <text:s/><text:span text:style-name="T1">*.cpp</text:span></text:p>
        </text:list-item>
        <text:list-item>
          <text:p text:style-name="P3">For multiplication, like <text:s/><text:span text:style-name="T1">a*b</text:span></text:p>
        </text:list-item>
        <text:list-item>
          <text:p text:style-name="P3">For multiplicative assignment, like <text:s/><text:span text:style-name="T1">a *= b</text:span></text:p>
        </text:list-item>
        <text:list-item>
          <text:p text:style-name="P3">For <text:s/>footnotes, as used in "proper English"</text:p>
        </text:list-item>
      </text:list>
      <text:p text:style-name="P2"/>
      <text:list xml:id="list25451769" text:continue-numbering="true" text:style-name="L1">
        <text:list-item>
          <text:p text:style-name="P1">Plus (and minus)...<text:line-break/></text:p>
        </text:list-item>
        <text:list-item>
          <text:p text:style-name="P3">For non-destructive addition, like <text:span text:style-name="T1">a+b</text:span></text:p>
        </text:list-item>
        <text:list-item>
          <text:p text:style-name="P3">For non-destructive concatenation, like <text:span text:style-name="T1">a+b</text:span></text:p>
        </text:list-item>
        <text:list-item>
          <text:p text:style-name="P3">For sign, like <text:span text:style-name="T1">+1</text:span> and <text:span text:style-name="T1">-1</text:span></text:p>
        </text:list-item>
        <text:list-item>
          <text:p text:style-name="P3">For negation, like -a</text:p>
        </text:list-item>
      </text:list>
      <text:p text:style-name="P2"/>
      <text:list xml:id="list25458838" text:continue-numbering="true" text:style-name="L1">
        <text:list-item>
          <text:p text:style-name="P1">Matching pairs...</text:p>
          <text:p text:style-name="P1"/>
        </text:list-item>
        <text:list-item>
          <text:p text:style-name="P3">For specific array size declaration, like <text:s/><text:span text:style-name="T1">char a[10] </text:span></text:p>
        </text:list-item>
        <text:list-item>
          <text:p text:style-name="P3">For indeterminate array size, like <text:span text:style-name="T1">char a[];</text:span></text:p>
        </text:list-item>
        <text:list-item>
          <text:p text:style-name="P3">For subscripting, like <text:span text:style-name="T1"><text:s/>a[5]</text:span></text:p>
        </text:list-item>
        <text:list-item>
          <text:p text:style-name="P3">For array literals, like <text:s/><text:span text:style-name="T1">a = [c,[d,e],5,"abc"]</text:span></text:p>
        </text:list-item>
        <text:list-item>
          <text:p text:style-name="P3">For function declaration, like <text:span text:style-name="T1"><text:s/>int a();</text:span></text:p>
        </text:list-item>
        <text:list-item>
          <text:p text:style-name="P3">For function invokation, like <text:span text:style-name="T1"><text:s/>myvar = a();</text:span></text:p>
        </text:list-item>
        <text:list-item>
          <text:p text:style-name="P3">For tuples, like <text:span text:style-name="T1"><text:s/>a = (1,2,b,c)</text:span></text:p>
        </text:list-item>
        <text:list-item>
          <text:p text:style-name="P3">For precedence, like <text:span text:style-name="T1"><text:s/>a = (1+b)*c;</text:span></text:p>
        </text:list-item>
        <text:list-item>
          <text:p text:style-name="P3">For data structure declarations, like <text:span text:style-name="T1"><text:s/>struct a {int b; float c;};</text:span></text:p>
        </text:list-item>
        <text:list-item>
          <text:p text:style-name="P3">For instance structure declarations, like <text:span text:style-name="T1">struct a {int b; float c;} x;</text:span></text:p>
        </text:list-item>
        <text:list-item>
          <text:p text:style-name="P3">For control structure declarations, like<text:span text:style-name="T1"> if (a) {b=c; x=y;}</text:span></text:p>
        </text:list-item>
        <text:list-item>
          <text:p text:style-name="P3">For initial values, like <text:span text:style-name="T1"><text:s/>char *a[] = {"abc","def",0};</text:span></text:p>
          <text:p text:style-name="P1"><text:span text:style-name="T1"/></text:p>
        </text:list-item>
        <text:list-item>
          <text:p text:style-name="P1">Then, there's the concatenation of multiple characters...</text:p>
        </text:list-item>
        <text:list-item>
          <text:p text:style-name="P3">For increment prefix and suffix, like ++a and a++</text:p>
        </text:list-item>
        <text:list-item>
          <text:p text:style-name="P3">For bit shifting, like <text:span text:style-name="T1"><text:s/>a &gt;&gt; 5</text:span> and <text:span text:style-name="T1"><text:s/>a &lt;&lt; 5</text:span></text:p>
        </text:list-item>
        <text:list-item>
          <text:p text:style-name="P3">For output piping, like <text:span text:style-name="T1"><text:s/>cout &lt;&lt; "hi there\n";</text:span></text:p>
        </text:list-item>
        <text:list-item>
          <text:p text:style-name="P3"><text:soft-page-break/>For destructive addition, like <text:s/><text:span text:style-name="T1">a += b</text:span></text:p>
        </text:list-item>
      </text:list>
      <text:p text:style-name="P5"/>
      <text:list xml:id="list25432825" text:continue-numbering="true" text:style-name="L1">
        <text:list-item>
          <text:p text:style-name="P1">And the weird subtle differences between single vs. Double...</text:p>
        </text:list-item>
      </text:list>
      <text:p text:style-name="Standard"/>
      <text:list xml:id="list25450851" text:continue-numbering="true" text:style-name="L1">
        <text:list-item>
          <text:p text:style-name="P3">Assignment vs. Equals, like <text:s/><text:span text:style-name="T1">a = b</text:span> <text:s/>vs <text:span text:style-name="T1"><text:s/>a == b</text:span></text:p>
        </text:list-item>
        <text:list-item>
          <text:p text:style-name="P3">Logical vs. bitwise, like <text:span text:style-name="T1"><text:s/>a &amp;&amp; b</text:span> <text:s/>vs <text:span text:style-name="T1"><text:s/>a &amp; b</text:span></text:p>
          <text:p text:style-name="P1"/>
        </text:list-item>
      </text:list>
      <text:p text:style-name="P4"/>
      <text:p text:style-name="P5">And, it only starts there but I'm sure you catch my drift and, I readily admit, I am over illustrating my simple point.</text:p>
      <text:p text:style-name="P5"/>
      <text:p text:style-name="P5">But, is it any wonder we've all suffered headaches and dizzyness when we end our work day?</text:p>
      <text:p text:style-name="P5"/>
      <text:p text:style-name="P5">It's also no wonder those non-geek "outsiders" think we're a quite insane.</text:p>
      <text:p text:style-name="P5"/>
      <text:p text:style-name="P5">Still, I wonder why none of us have said "I've had enough of this crap, let's standardise!". <text:s/>No, to be honest, I don't wonder... <text:s/>We'd never accept it, would we? <text:s/>In fact, deep inside, we're quite proud of this confusing nonsense, aren't we?</text:p>
      <text:p text:style-name="P5"/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5M24S</meta:editing-duration>
    <meta:editing-cycles>4</meta:editing-cycles>
    <meta:generator>OpenOffice.org/3.3$Win32 OpenOffice.org_project/330m20$Build-9567</meta:generator>
    <dc:date>2011-06-21T05:32:20.93</dc:date>
    <dc:creator>Bruce Ferris</dc:creator>
    <meta:document-statistic meta:table-count="0" meta:image-count="0" meta:object-count="0" meta:page-count="2" meta:paragraph-count="45" meta:word-count="428" meta:character-count="2357"/>
    <meta:user-defined meta:name="Info 1"/>
    <meta:user-defined meta:name="Info 2"/>
    <meta:user-defined meta:name="Info 3"/>
    <meta:user-defined meta:name="Info 4"/>
  </office:meta>
</office:document-meta>
</file>